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f1d89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style:style style:name="T9" style:family="text">
      <style:text-properties officeooo:rsid="003d3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à la Clinique <text:span text:style-name="T5">à Nouville</text:span>.<text:line-break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0:28:00.027446688</dc:date>
    <meta:editing-duration>PT9H30M38S</meta:editing-duration>
    <meta:editing-cycles>130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066" meta:non-whitespace-character-count="963"/>
  </office:meta>
</office:document-meta>
</file>